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0e3c" officeooo:paragraph-rsid="00200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ai !!!!!!!!!!!!!!!!!!!!!!!!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0:20:25.774651679</meta:creation-date>
    <meta:generator>LibreOffice/6.0.7.3$Linux_X86_64 LibreOffice_project/00m0$Build-3</meta:generator>
    <dc:date>2020-10-05T11:43:34.405584618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41" meta:non-whitespace-character-count="40"/>
  </office:meta>
</office:document-meta>
</file>